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7.269cm" svg:y="0.77cm">
            <draw:object draw:notify-on-update-of-ranges="Sheet1.A3:Sheet1.A6 Sheet1.B3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7.379cm" svg:y="10.678cm">
            <draw:object draw:notify-on-update-of-ranges="Sheet1.A25:Sheet1.A28 Sheet1.B25:Sheet1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6.828cm" svg:y="21.01cm">
            <draw:object draw:notify-on-update-of-ranges="Sheet1.A52:Sheet1.A55 Sheet1.B52:Sheet1.B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7.104cm" svg:y="31.343cm">
            <draw:object draw:notify-on-update-of-ranges="Sheet1.A71:Sheet1.A74 Sheet1.B71:Sheet1.B7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7.159cm" svg:y="42.233cm">
            <draw:object draw:notify-on-update-of-ranges="Sheet1.A94:Sheet1.A97 Sheet1.B94:Sheet1.B9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5cm" svg:x="6.168cm" svg:y="53.123cm">
            <draw:object draw:notify-on-update-of-ranges="Sheet1.A120:Sheet1.A123 Sheet1.B120:Sheet1.B1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5cm" svg:x="6.388cm" svg:y="62.685cm">
            <draw:object draw:notify-on-update-of-ranges="Sheet1.A141:Sheet1.A144 Sheet1.B141:Sheet1.B1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7cm" svg:height="9.004cm" svg:x="6.388cm" svg:y="72.832cm">
            <draw:object draw:notify-on-update-of-ranges="Sheet1.A163:Sheet1.A166 Sheet1.B163:Sheet1.B16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uestion 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0727" calcext:value-type="float">
            <text:p>0.990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8145" calcext:value-type="float">
            <text:p>1.98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95363" calcext:value-type="float">
            <text:p>4.953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93509" calcext:value-type="float">
            <text:p>6.93509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9586" calcext:value-type="float">
            <text:p>4.95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96673" calcext:value-type="float">
            <text:p>4.9667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.01534" calcext:value-type="float">
            <text:p>5.0153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.21085" calcext:value-type="float">
            <text:p>5.21085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string" calcext:value-type="string">
            <text:p>Question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CP Ren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R vs ST</text:p>
          </table:table-cell>
          <table:table-cell/>
        </table:table-row>
        <table:table-row table:style-name="ro1">
          <table:table-cell office:value-type="float" office:value="10.023808" calcext:value-type="float">
            <text:p>10.023808</text:p>
          </table:table-cell>
          <table:table-cell office:value-type="float" office:value="0.980696" calcext:value-type="float">
            <text:p>0.980696</text:p>
          </table:table-cell>
        </table:table-row>
        <table:table-row table:style-name="ro1">
          <table:table-cell office:value-type="float" office:value="20.001408" calcext:value-type="float">
            <text:p>20.001408</text:p>
          </table:table-cell>
          <table:table-cell office:value-type="float" office:value="0.98205" calcext:value-type="float">
            <text:p>0.98205</text:p>
          </table:table-cell>
        </table:table-row>
        <table:table-row table:style-name="ro1">
          <table:table-cell office:value-type="float" office:value="30.001552" calcext:value-type="float">
            <text:p>30.001552</text:p>
          </table:table-cell>
          <table:table-cell office:value-type="float" office:value="0.981174" calcext:value-type="float">
            <text:p>0.981174</text:p>
          </table:table-cell>
        </table:table-row>
        <table:table-row table:style-name="ro1">
          <table:table-cell office:value-type="float" office:value="40.007072" calcext:value-type="float">
            <text:p>40.007072</text:p>
          </table:table-cell>
          <table:table-cell office:value-type="float" office:value="0.981749" calcext:value-type="float">
            <text:p>0.981749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text:p>CO vs ST</text:p>
          </table:table-cell>
          <table:table-cell/>
        </table:table-row>
        <table:table-row table:style-name="ro1">
          <table:table-cell office:value-type="float" office:value="10.023808" calcext:value-type="float">
            <text:p>10.023808</text:p>
          </table:table-cell>
          <table:table-cell office:value-type="float" office:value="40622.4" calcext:value-type="float">
            <text:p>40622.4</text:p>
          </table:table-cell>
        </table:table-row>
        <table:table-row table:style-name="ro1">
          <table:table-cell office:value-type="float" office:value="20.001408" calcext:value-type="float">
            <text:p>20.001408</text:p>
          </table:table-cell>
          <table:table-cell office:value-type="float" office:value="121509" calcext:value-type="float">
            <text:p>121509</text:p>
          </table:table-cell>
        </table:table-row>
        <table:table-row table:style-name="ro1">
          <table:table-cell office:value-type="float" office:value="30.001552" calcext:value-type="float">
            <text:p>30.001552</text:p>
          </table:table-cell>
          <table:table-cell office:value-type="float" office:value="209964" calcext:value-type="float">
            <text:p>209964</text:p>
          </table:table-cell>
        </table:table-row>
        <table:table-row table:style-name="ro1">
          <table:table-cell office:value-type="float" office:value="40.007072" calcext:value-type="float">
            <text:p>40.007072</text:p>
          </table:table-cell>
          <table:table-cell office:value-type="float" office:value="279831" calcext:value-type="float">
            <text:p>279831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string" calcext:value-type="string">
            <text:p>CR vs ST</text:p>
          </table:table-cell>
          <table:table-cell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92.7127" calcext:value-type="float">
            <text:p>92.7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.3572" calcext:value-type="float">
            <text:p>90.3572</text:p>
          </table:table-cell>
        </table:table-row>
        <table:table-row table:style-name="ro1">
          <table:table-cell office:value-type="float" office:value="30.0000000000002" calcext:value-type="float">
            <text:p>30.0000000000002</text:p>
          </table:table-cell>
          <table:table-cell office:value-type="float" office:value="92.4529" calcext:value-type="float">
            <text:p>92.4529</text:p>
          </table:table-cell>
        </table:table-row>
        <table:table-row table:style-name="ro1">
          <table:table-cell office:value-type="float" office:value="40.0000000000003" calcext:value-type="float">
            <text:p>40.0000000000003</text:p>
          </table:table-cell>
          <table:table-cell office:value-type="float" office:value="89.759" calcext:value-type="float">
            <text:p>89.759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 office:value-type="string" calcext:value-type="string">
            <text:p>TCP Tah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R vs ST</text:p>
          </table:table-cell>
          <table:table-cell/>
        </table:table-row>
        <table:table-row table:style-name="ro1">
          <table:table-cell office:value-type="float" office:value="10.000448" calcext:value-type="float">
            <text:p>10.000448</text:p>
          </table:table-cell>
          <table:table-cell office:value-type="float" office:value="0.994447" calcext:value-type="float">
            <text:p>0.994447</text:p>
          </table:table-cell>
        </table:table-row>
        <table:table-row table:style-name="ro1">
          <table:table-cell office:value-type="float" office:value="20.000256" calcext:value-type="float">
            <text:p>20.000256</text:p>
          </table:table-cell>
          <table:table-cell office:value-type="float" office:value="0.995439" calcext:value-type="float">
            <text:p>0.995439</text:p>
          </table:table-cell>
        </table:table-row>
        <table:table-row table:style-name="ro1">
          <table:table-cell office:value-type="float" office:value="30.000064" calcext:value-type="float">
            <text:p>30.000064</text:p>
          </table:table-cell>
          <table:table-cell office:value-type="float" office:value="0.995257" calcext:value-type="float">
            <text:p>0.995257</text:p>
          </table:table-cell>
        </table:table-row>
        <table:table-row table:style-name="ro1">
          <table:table-cell office:value-type="float" office:value="40.001456" calcext:value-type="float">
            <text:p>40.001456</text:p>
          </table:table-cell>
          <table:table-cell office:value-type="float" office:value="0.995258" calcext:value-type="float">
            <text:p>0.995258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string" calcext:value-type="string">
            <text:p>CO vs ST</text:p>
          </table:table-cell>
          <table:table-cell/>
        </table:table-row>
        <table:table-row table:style-name="ro1">
          <table:table-cell office:value-type="float" office:value="10.000448" calcext:value-type="float">
            <text:p>10.000448</text:p>
          </table:table-cell>
          <table:table-cell office:value-type="float" office:value="67504.6" calcext:value-type="float">
            <text:p>67504.6</text:p>
          </table:table-cell>
        </table:table-row>
        <table:table-row table:style-name="ro1">
          <table:table-cell office:value-type="float" office:value="20.000256" calcext:value-type="float">
            <text:p>20.000256</text:p>
          </table:table-cell>
          <table:table-cell office:value-type="float" office:value="201337" calcext:value-type="float">
            <text:p>201337</text:p>
          </table:table-cell>
        </table:table-row>
        <table:table-row table:style-name="ro1">
          <table:table-cell office:value-type="float" office:value="30.000064" calcext:value-type="float">
            <text:p>30.000064</text:p>
          </table:table-cell>
          <table:table-cell office:value-type="float" office:value="335143" calcext:value-type="float">
            <text:p>335143</text:p>
          </table:table-cell>
        </table:table-row>
        <table:table-row table:style-name="ro1">
          <table:table-cell office:value-type="float" office:value="40.001456" calcext:value-type="float">
            <text:p>40.001456</text:p>
          </table:table-cell>
          <table:table-cell office:value-type="float" office:value="469054" calcext:value-type="float">
            <text:p>469054</text:p>
          </table:table-cell>
        </table:table-row>
        <table:table-row table:style-name="ro1" table:number-rows-repeated="17">
          <table:table-cell table:number-columns-repeated="2"/>
        </table:table-row>
        <table:table-row table:style-name="ro1">
          <table:table-cell office:value-type="string" calcext:value-type="string">
            <text:p>CR vs ST</text:p>
          </table:table-cell>
          <table:table-cell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21.553" calcext:value-type="float">
            <text:p>121.5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.072" calcext:value-type="float">
            <text:p>118.072</text:p>
          </table:table-cell>
        </table:table-row>
        <table:table-row table:style-name="ro1">
          <table:table-cell office:value-type="float" office:value="30.0000000000002" calcext:value-type="float">
            <text:p>30.0000000000002</text:p>
          </table:table-cell>
          <table:table-cell office:value-type="float" office:value="117.826" calcext:value-type="float">
            <text:p>117.826</text:p>
          </table:table-cell>
        </table:table-row>
        <table:table-row table:style-name="ro1">
          <table:table-cell office:value-type="float" office:value="40.0000000000003" calcext:value-type="float">
            <text:p>40.0000000000003</text:p>
          </table:table-cell>
          <table:table-cell office:value-type="float" office:value="119.465" calcext:value-type="float">
            <text:p>119.4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1:24:09.603320694</meta:creation-date>
    <dc:date>2022-09-26T11:40:37.837582164</dc:date>
    <meta:editing-duration>PT6M8S</meta:editing-duration>
    <meta:editing-cycles>1</meta:editing-cycles>
    <meta:document-statistic meta:table-count="1" meta:cell-count="74" meta:object-count="8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A3:Sheet1.B6" chart:data-source-has-labels="column" svg:x="0.457cm" svg:y="0.125cm" svg:width="12.505cm" svg:height="8.645cm">
          <chartooo:coordinate-region svg:x="0.893cm" svg:y="0.325cm" svg:width="11.882cm" svg:height="7.798cm"/>
          <chart:axis chart:dimension="x" chart:name="primary-x" chart:style-name="ch4" chartooo:axis-type="auto">
            <chartooo:date-scale/>
            <chart:categories table:cell-range-address="Sheet1.A3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6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3:Sheet1.A6</svg:desc>
                </draw:g>
              </table:table-cell>
              <table:table-cell office:value-type="float" office:value="0.990727">
                <text:p>0.990727</text:p>
                <draw:g>
                  <svg:desc>Sheet1.B3:Sheet1.B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98145">
                <text:p>1.981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95363">
                <text:p>4.953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.93509">
                <text:p>6.93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1.A25:Sheet1.B28" chart:data-source-has-labels="column" svg:x="0.319cm" svg:y="0.18cm" svg:width="12.508cm" svg:height="8.645cm">
          <chartooo:coordinate-region svg:x="1.231cm" svg:y="0.38cm" svg:width="11.224cm" svg:height="7.798cm"/>
          <chart:axis chart:dimension="x" chart:name="primary-x" chart:style-name="ch4" chartooo:axis-type="auto">
            <chartooo:date-scale/>
            <chart:categories table:cell-range-address="Sheet1.A25:Sheet1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5:Sheet1.B28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heet1.A25:Sheet1.A28</svg:desc>
                </draw:g>
              </table:table-cell>
              <table:table-cell office:value-type="float" office:value="4.9586">
                <text:p>4.9586</text:p>
                <draw:g>
                  <svg:desc>Sheet1.B25:Sheet1.B28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96673">
                <text:p>4.9667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.01534">
                <text:p>5.0153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5.21085">
                <text:p>5.210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1.A52:Sheet1.B55" chart:data-source-has-labels="column" svg:x="0.684cm" svg:y="0.423cm" svg:width="12.505cm" svg:height="8.643cm">
          <chartooo:coordinate-region svg:x="1.967cm" svg:y="0.622cm" svg:width="10.426cm" svg:height="7.797cm"/>
          <chart:axis chart:dimension="x" chart:name="primary-x" chart:style-name="ch4" chartooo:axis-type="auto">
            <chartooo:date-scale/>
            <chart:categories table:cell-range-address="Sheet1.A52:Sheet1.A5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2:Sheet1.B55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.023808">
                <text:p>10.023808</text:p>
                <draw:g>
                  <svg:desc>Sheet1.A52:Sheet1.A55</svg:desc>
                </draw:g>
              </table:table-cell>
              <table:table-cell office:value-type="float" office:value="0.980696">
                <text:p>0.980696</text:p>
                <draw:g>
                  <svg:desc>Sheet1.B52:Sheet1.B55</svg:desc>
                </draw:g>
              </table:table-cell>
            </table:table-row>
            <table:table-row>
              <table:table-cell office:value-type="float" office:value="20.001408">
                <text:p>20.001408</text:p>
              </table:table-cell>
              <table:table-cell office:value-type="float" office:value="0.98205">
                <text:p>0.98205</text:p>
              </table:table-cell>
            </table:table-row>
            <table:table-row>
              <table:table-cell office:value-type="float" office:value="30.001552">
                <text:p>30.001552</text:p>
              </table:table-cell>
              <table:table-cell office:value-type="float" office:value="0.981174">
                <text:p>0.981174</text:p>
              </table:table-cell>
            </table:table-row>
            <table:table-row>
              <table:table-cell office:value-type="float" office:value="40.007072">
                <text:p>40.007072</text:p>
              </table:table-cell>
              <table:table-cell office:value-type="float" office:value="0.981749">
                <text:p>0.981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1.A71:Sheet1.B74" chart:data-source-has-labels="column" svg:x="0.319cm" svg:y="0.18cm" svg:width="12.508cm" svg:height="8.645cm">
          <chartooo:coordinate-region svg:x="1.681cm" svg:y="0.379cm" svg:width="10.35cm" svg:height="7.799cm"/>
          <chart:axis chart:dimension="x" chart:name="primary-x" chart:style-name="ch4" chartooo:axis-type="auto">
            <chartooo:date-scale/>
            <chart:categories table:cell-range-address="Sheet1.A71:Sheet1.A7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71:Sheet1.B74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.023808">
                <text:p>10.023808</text:p>
                <draw:g>
                  <svg:desc>Sheet1.A71:Sheet1.A74</svg:desc>
                </draw:g>
              </table:table-cell>
              <table:table-cell office:value-type="float" office:value="40622.4">
                <text:p>40622.4</text:p>
                <draw:g>
                  <svg:desc>Sheet1.B71:Sheet1.B74</svg:desc>
                </draw:g>
              </table:table-cell>
            </table:table-row>
            <table:table-row>
              <table:table-cell office:value-type="float" office:value="20.001408">
                <text:p>20.001408</text:p>
              </table:table-cell>
              <table:table-cell office:value-type="float" office:value="121509">
                <text:p>121509</text:p>
              </table:table-cell>
            </table:table-row>
            <table:table-row>
              <table:table-cell office:value-type="float" office:value="30.001552">
                <text:p>30.001552</text:p>
              </table:table-cell>
              <table:table-cell office:value-type="float" office:value="209964">
                <text:p>209964</text:p>
              </table:table-cell>
            </table:table-row>
            <table:table-row>
              <table:table-cell office:value-type="float" office:value="40.007072">
                <text:p>40.007072</text:p>
              </table:table-cell>
              <table:table-cell office:value-type="float" office:value="279831">
                <text:p>2798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A94:Sheet1.B97" chart:data-source-has-labels="column" svg:x="0.319cm" svg:y="0.18cm" svg:width="12.508cm" svg:height="8.646cm">
          <chartooo:coordinate-region svg:x="1.231cm" svg:y="0.379cm" svg:width="10.152cm" svg:height="7.8cm"/>
          <chart:axis chart:dimension="x" chart:name="primary-x" chart:style-name="ch4" chartooo:axis-type="auto">
            <chartooo:date-scale/>
            <chart:categories table:cell-range-address="Sheet1.A94:Sheet1.A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94:Sheet1.B9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.1">
                <text:p>10.1</text:p>
                <draw:g>
                  <svg:desc>Sheet1.A94:Sheet1.A97</svg:desc>
                </draw:g>
              </table:table-cell>
              <table:table-cell office:value-type="float" office:value="92.7127">
                <text:p>92.7127</text:p>
                <draw:g>
                  <svg:desc>Sheet1.B94:Sheet1.B9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0.3572">
                <text:p>90.3572</text:p>
              </table:table-cell>
            </table:table-row>
            <table:table-row>
              <table:table-cell office:value-type="float" office:value="30.0000000000002">
                <text:p>30.0000000000002</text:p>
              </table:table-cell>
              <table:table-cell office:value-type="float" office:value="92.4529">
                <text:p>92.4529</text:p>
              </table:table-cell>
            </table:table-row>
            <table:table-row>
              <table:table-cell office:value-type="float" office:value="40.0000000000003">
                <text:p>40.0000000000003</text:p>
              </table:table-cell>
              <table:table-cell office:value-type="float" office:value="89.759">
                <text:p>89.7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A120:Sheet1.B123" chart:data-source-has-labels="column" svg:x="0.319cm" svg:y="0.18cm" svg:width="12.508cm" svg:height="8.646cm">
          <chartooo:coordinate-region svg:x="1.602cm" svg:y="0.379cm" svg:width="10.429cm" svg:height="7.8cm"/>
          <chart:axis chart:dimension="x" chart:name="primary-x" chart:style-name="ch4" chartooo:axis-type="auto">
            <chartooo:date-scale/>
            <chart:categories table:cell-range-address="Sheet1.A120:Sheet1.A1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20:Sheet1.B123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.000448">
                <text:p>10.000448</text:p>
                <draw:g>
                  <svg:desc>Sheet1.A120:Sheet1.A123</svg:desc>
                </draw:g>
              </table:table-cell>
              <table:table-cell office:value-type="float" office:value="0.994447">
                <text:p>0.994447</text:p>
                <draw:g>
                  <svg:desc>Sheet1.B120:Sheet1.B123</svg:desc>
                </draw:g>
              </table:table-cell>
            </table:table-row>
            <table:table-row>
              <table:table-cell office:value-type="float" office:value="20.000256">
                <text:p>20.000256</text:p>
              </table:table-cell>
              <table:table-cell office:value-type="float" office:value="0.995439">
                <text:p>0.995439</text:p>
              </table:table-cell>
            </table:table-row>
            <table:table-row>
              <table:table-cell office:value-type="float" office:value="30.000064">
                <text:p>30.000064</text:p>
              </table:table-cell>
              <table:table-cell office:value-type="float" office:value="0.995257">
                <text:p>0.995257</text:p>
              </table:table-cell>
            </table:table-row>
            <table:table-row>
              <table:table-cell office:value-type="float" office:value="40.001456">
                <text:p>40.001456</text:p>
              </table:table-cell>
              <table:table-cell office:value-type="float" office:value="0.995258">
                <text:p>0.9952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A141:Sheet1.B144" chart:data-source-has-labels="column" svg:x="0.319cm" svg:y="0.18cm" svg:width="12.508cm" svg:height="8.646cm">
          <chartooo:coordinate-region svg:x="1.681cm" svg:y="0.379cm" svg:width="10.35cm" svg:height="7.8cm"/>
          <chart:axis chart:dimension="x" chart:name="primary-x" chart:style-name="ch4" chartooo:axis-type="auto">
            <chartooo:date-scale/>
            <chart:categories table:cell-range-address="Sheet1.A141:Sheet1.A1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41:Sheet1.B144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.000448">
                <text:p>10.000448</text:p>
                <draw:g>
                  <svg:desc>Sheet1.A141:Sheet1.A144</svg:desc>
                </draw:g>
              </table:table-cell>
              <table:table-cell office:value-type="float" office:value="67504.6">
                <text:p>67504.6</text:p>
                <draw:g>
                  <svg:desc>Sheet1.B141:Sheet1.B144</svg:desc>
                </draw:g>
              </table:table-cell>
            </table:table-row>
            <table:table-row>
              <table:table-cell office:value-type="float" office:value="20.000256">
                <text:p>20.000256</text:p>
              </table:table-cell>
              <table:table-cell office:value-type="float" office:value="201337">
                <text:p>201337</text:p>
              </table:table-cell>
            </table:table-row>
            <table:table-row>
              <table:table-cell office:value-type="float" office:value="30.000064">
                <text:p>30.000064</text:p>
              </table:table-cell>
              <table:table-cell office:value-type="float" office:value="335143">
                <text:p>335143</text:p>
              </table:table-cell>
            </table:table-row>
            <table:table-row>
              <table:table-cell office:value-type="float" office:value="40.001456">
                <text:p>40.001456</text:p>
              </table:table-cell>
              <table:table-cell office:value-type="float" office:value="469054">
                <text:p>4690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1.A163:Sheet1.B166" chart:data-source-has-labels="column" svg:x="0.319cm" svg:y="0.18cm" svg:width="12.508cm" svg:height="8.645cm">
          <chartooo:coordinate-region svg:x="1.126cm" svg:y="0.38cm" svg:width="10.257cm" svg:height="7.799cm"/>
          <chart:axis chart:dimension="x" chart:name="primary-x" chart:style-name="ch4" chartooo:axis-type="auto">
            <chartooo:date-scale/>
            <chart:categories table:cell-range-address="Sheet1.A163:Sheet1.A1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63:Sheet1.B166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.1">
                <text:p>10.1</text:p>
                <draw:g>
                  <svg:desc>Sheet1.A163:Sheet1.A166</svg:desc>
                </draw:g>
              </table:table-cell>
              <table:table-cell office:value-type="float" office:value="121.553">
                <text:p>121.553</text:p>
                <draw:g>
                  <svg:desc>Sheet1.B163:Sheet1.B16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8.072">
                <text:p>118.072</text:p>
              </table:table-cell>
            </table:table-row>
            <table:table-row>
              <table:table-cell office:value-type="float" office:value="30.0000000000002">
                <text:p>30.0000000000002</text:p>
              </table:table-cell>
              <table:table-cell office:value-type="float" office:value="117.826">
                <text:p>117.826</text:p>
              </table:table-cell>
            </table:table-row>
            <table:table-row>
              <table:table-cell office:value-type="float" office:value="40.0000000000003">
                <text:p>40.0000000000003</text:p>
              </table:table-cell>
              <table:table-cell office:value-type="float" office:value="119.465">
                <text:p>119.46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